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60800" calcext:value-type="float">
            <text:p>60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8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64600" calcext:value-type="float">
            <text:p>646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4:.J28])" office:value-type="float" office:value="137600" calcext:value-type="float">
            <text:p>1376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1:35:18.931278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1:35:36.191652175</dc:date>
    <meta:editing-duration>P10DT4H40M8S</meta:editing-duration>
    <meta:editing-cycles>3193</meta:editing-cycles>
    <meta:generator>LibreOffice/4.2.8.2$Linux_X86_64 LibreOffice_project/420m0$Build-2</meta:generator>
    <meta:document-statistic meta:table-count="19" meta:cell-count="8846" meta:object-count="0"/>
  </office:meta>
</office:document-meta>
</file>